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68f4b" officeooo:paragraph-rsid="00168f4b"/>
    </style:style>
    <style:style style:name="P2" style:family="paragraph" style:parent-style-name="Standard">
      <style:text-properties officeooo:rsid="00168f4b" officeooo:paragraph-rsid="00168f4b"/>
    </style:style>
    <style:style style:name="P3" style:family="paragraph" style:parent-style-name="Standard">
      <style:text-properties officeooo:rsid="00180cad" officeooo:paragraph-rsid="00180cad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8f4b" officeooo:paragraph-rsid="00168f4b" style:text-blinking="false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80cad" officeooo:paragraph-rsid="00180ca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68f4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68f4b" officeooo:paragraph-rsid="00168f4b" style:font-weight-asian="bold" style:font-weight-complex="bold"/>
    </style:style>
    <style:style style:name="P8" style:family="paragraph" style:parent-style-name="Standard" style:list-style-name="L1">
      <style:text-properties style:font-name="Liberation Serif" fo:font-size="12pt" officeooo:rsid="00168f4b" officeooo:paragraph-rsid="00168f4b" style:font-size-asian="12pt" style:font-size-complex="12pt"/>
    </style:style>
    <style:style style:name="P9" style:family="paragraph" style:parent-style-name="Standard" style:list-style-name="L1">
      <style:text-properties officeooo:rsid="00168f4b" officeooo:paragraph-rsid="00168f4b"/>
    </style:style>
    <style:style style:name="P10" style:family="paragraph" style:parent-style-name="Standard" style:list-style-name="L1">
      <style:text-properties officeooo:rsid="00168f4b" officeooo:paragraph-rsid="0016e52e"/>
    </style:style>
    <style:style style:name="P11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8f4b" officeooo:paragraph-rsid="00168f4b" style:text-blinking="false" fo:background-color="transparent" style:font-size-asian="12pt" style:font-size-complex="12pt"/>
    </style:style>
    <style:style style:name="P1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9549f" officeooo:paragraph-rsid="0019549f" style:text-blinking="false" fo:background-color="transparent" style:font-size-asian="12pt" style:font-size-complex="12pt"/>
    </style:style>
    <style:style style:name="P13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9549f" officeooo:paragraph-rsid="0019549f" style:text-blinking="false" fo:background-color="transparent" style:font-size-asian="12pt" style:font-size-complex="12pt"/>
    </style:style>
    <style:style style:name="P14" style:family="paragraph" style:parent-style-name="Standard" style:list-style-name="L5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9549f" officeooo:paragraph-rsid="0019549f" style:text-blinking="false" fo:background-color="transparent" style:font-size-asian="12pt" style:font-size-complex="12pt"/>
    </style:style>
    <style:style style:name="P15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80cad" officeooo:paragraph-rsid="00180cad" style:text-blinking="false" fo:background-color="transparent" style:font-size-asian="12pt" style:font-size-complex="12pt"/>
    </style:style>
    <style:style style:name="P16" style:family="paragraph" style:parent-style-name="Standard" style:list-style-name="L3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80cad" officeooo:paragraph-rsid="00180cad" style:text-blinking="false" fo:background-color="transparent" style:font-size-asian="12pt" style:font-size-complex="12pt"/>
    </style:style>
    <style:style style:name="P17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82ae8" officeooo:paragraph-rsid="00182ae8" style:text-blinking="false" fo:background-color="transparent" style:font-size-asian="12pt" style:font-size-complex="12pt"/>
    </style:style>
    <style:style style:name="P18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982d3" officeooo:paragraph-rsid="001982d3" style:text-blinking="false" fo:background-color="transparent" style:font-size-asian="12pt" style:font-size-complex="12pt"/>
    </style:style>
    <style:style style:name="P19" style:family="paragraph" style:parent-style-name="Standard" style:list-style-name="L2">
      <style:text-properties officeooo:rsid="00182ae8" officeooo:paragraph-rsid="00182ae8"/>
    </style:style>
    <style:style style:name="P20" style:family="paragraph" style:parent-style-name="Standard" style:list-style-name="L2">
      <style:text-properties officeooo:rsid="00180cad" officeooo:paragraph-rsid="00180ca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e52e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82ae8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9549f" style:text-blinking="false" fo:background-color="transparent" loext:char-shading-value="0" style:font-size-asian="12pt" style:font-size-complex="12pt"/>
    </style:style>
    <style:style style:name="T5" style:family="text">
      <style:text-properties style:text-underline-style="solid" style:text-underline-width="auto" style:text-underline-color="font-color" fo:font-weight="bold" officeooo:rsid="00168f4b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/></text:p>
      <text:p text:style-name="P7">Project Task List 2</text:p>
      <text:p text:style-name="P2">Project Scope</text:p>
      <text:list text:style-name="L1">
        <text:list-item>
          <text:p text:style-name="P8">Description</text:p>
          <text:list>
            <text:list-item>
              <text:p text:style-name="P9"><text:bookmark text:name="docs-internal-guid-b8edef24-7fff-0e15-b93c-6aa40191b3c9"/><text:span text:style-name="T1">Emerald Group is a</text:span><text:span text:style-name="T2">n established</text:span><text:span text:style-name="T1"> Talent Management Agency </text:span><text:span text:style-name="T2">already collaborating with a number of artists. They are asking for a website that will entice new talent looking for fame.</text:span></text:p>
            </text:list-item>
          </text:list>
        </text:list-item>
        <text:list-item>
          <text:p text:style-name="P11">Targeted Audience</text:p>
          <text:list>
            <text:list-item>
              <text:p text:style-name="P9"><text:span text:style-name="T1">Up-and-coming </text:span><text:span text:style-name="T2">a</text:span><text:span text:style-name="T1">rtists looking for management and representation</text:span><text:span text:style-name="T2">.</text:span><text:span text:style-name="T1"> </text:span></text:p>
            </text:list-item>
          </text:list>
        </text:list-item>
        <text:list-item>
          <text:p text:style-name="P11">Objective</text:p>
          <text:list>
            <text:list-item>
              <text:p text:style-name="P10"><text:span text:style-name="T1">The </text:span><text:span text:style-name="T2">main</text:span><text:span text:style-name="T1"> focus of this website </text:span><text:span text:style-name="T2">will be </text:span><text:span text:style-name="T1">Talent Acquisition. </text:span><text:span text:style-name="T2">Showing potential signers the kind of work environment and care they can expect from Emerald Group and their associated talents.</text:span></text:p>
            </text:list-item>
          </text:list>
        </text:list-item>
        <text:list-item>
          <text:p text:style-name="P11">Technical Considerations</text:p>
          <text:list>
            <text:list-item>
              <text:p text:style-name="P12">HTML</text:p>
            </text:list-item>
            <text:list-item>
              <text:p text:style-name="P12">CSS</text:p>
            </text:list-item>
            <text:list-item>
              <text:p text:style-name="P12">Javascript</text:p>
            </text:list-item>
            <text:list-item>
              <text:p text:style-name="P12">Node.js</text:p>
            </text:list-item>
          </text:list>
        </text:list-item>
      </text:list>
      <text:p text:style-name="P2"><text:span text:style-name="T1"/></text:p>
      <text:p text:style-name="P5">List of Features</text:p>
      <text:list text:style-name="L2">
        <text:list-item>
          <text:p text:style-name="P15">Home page</text:p>
          <text:list>
            <text:list-item>
              <text:p text:style-name="P17">Navigation Bar</text:p>
            </text:list-item>
            <text:list-item>
              <text:p text:style-name="P19"><text:span text:style-name="T4">S</text:span><text:span text:style-name="T1">ubtle pop up for newsletter </text:span><text:span text:style-name="T4">sign-up</text:span></text:p>
            </text:list-item>
            <text:list-item>
              <text:p text:style-name="P17">3-5 Featured artists </text:p>
            </text:list-item>
            <text:list-item>
              <text:p text:style-name="P19"><text:span text:style-name="T1">link to </text:span><text:span text:style-name="T4">full </text:span><text:span text:style-name="T1">artists page</text:span></text:p>
            </text:list-item>
            <text:list-item>
              <text:p text:style-name="P13">footer linking to contact us and address</text:p>
            </text:list-item>
          </text:list>
        </text:list-item>
        <text:list-item>
          <text:p text:style-name="P15">About Us page</text:p>
          <text:list>
            <text:list-item>
              <text:p text:style-name="P17">Description</text:p>
            </text:list-item>
            <text:list-item>
              <text:p text:style-name="P15">Current Staff images</text:p>
            </text:list-item>
          </text:list>
        </text:list-item>
        <text:list-item>
          <text:p text:style-name="P20"><text:span text:style-name="T3">Featured </text:span><text:span text:style-name="T1">Artists page</text:span></text:p>
          <text:list>
            <text:list-item>
              <text:p text:style-name="P17">Photo Galleries</text:p>
            </text:list-item>
            <text:list-item>
              <text:p text:style-name="P17">Social Media Links</text:p>
            </text:list-item>
          </text:list>
        </text:list-item>
        <text:list-item>
          <text:p text:style-name="P17">Full Artists Page</text:p>
          <text:list>
            <text:list-item>
              <text:p text:style-name="P17">All signed artists</text:p>
            </text:list-item>
            <text:list-item>
              <text:p text:style-name="P17">images and text</text:p>
            </text:list-item>
            <text:list-item>
              <text:p text:style-name="P17">search bar</text:p>
            </text:list-item>
          </text:list>
        </text:list-item>
        <text:list-item>
          <text:p text:style-name="P15">Associated Companies</text:p>
          <text:list>
            <text:list-item>
              <text:p text:style-name="P17">All associated companies</text:p>
            </text:list-item>
            <text:list-item>
              <text:p text:style-name="P17">Images and Text</text:p>
            </text:list-item>
            <text:list-item>
              <text:p text:style-name="P17">Search Bar</text:p>
            </text:list-item>
          </text:list>
        </text:list-item>
        <text:list-item>
          <text:p text:style-name="P15">Contact Us page</text:p>
          <text:list>
            <text:list-item>
              <text:p text:style-name="P15">Form/Text Fields</text:p>
            </text:list-item>
            <text:list-item>
              <text:p text:style-name="P15">Toast showing successful submission</text:p>
            </text:list-item>
          </text:list>
        </text:list-item>
        <text:list-item>
          <text:p text:style-name="P15">Frequently Asked Questions</text:p>
          <text:list>
            <text:list-item>
              <text:p text:style-name="P20"><text:span text:style-name="T1">Drop-</text:span><text:span text:style-name="T3">d</text:span><text:span text:style-name="T1">own Text Boxes</text:span></text:p>
            </text:list-item>
          </text:list>
        </text:list-item>
      </text:list>
      <text:p text:style-name="P3"><text:span text:style-name="T1"/></text:p>
      <text:p text:style-name="P2"><text:soft-page-break/><text:span text:style-name="T1"/></text:p>
      <text:p text:style-name="P4">Deliverables</text:p>
      <text:list text:style-name="L3">
        <text:list-item>
          <text:p text:style-name="P16">Wireframes and Mock-ups</text:p>
        </text:list-item>
        <text:list-item>
          <text:p text:style-name="P16">Prototyping</text:p>
        </text:list-item>
        <text:list-item>
          <text:p text:style-name="P16">Content (images, videos, music, etc.)</text:p>
        </text:list-item>
        <text:list-item>
          <text:p text:style-name="P16">Development</text:p>
        </text:list-item>
        <text:list-item>
          <text:p text:style-name="P16">SEO and Analytics (strategies)</text:p>
        </text:list-item>
        <text:list-item>
          <text:p text:style-name="P16">Documentation</text:p>
        </text:list-item>
        <text:list-item>
          <text:p text:style-name="P16">Launch</text:p>
        </text:list-item>
      </text:list>
      <text:p text:style-name="P2"><text:span text:style-name="T1"/></text:p>
      <text:p text:style-name="P4">Responsibilities and Roles</text:p>
      <text:list text:style-name="L4">
        <text:list-item>
          <text:p text:style-name="P18">Sebastian</text:p>
          <text:list>
            <text:list-item>
              <text:p text:style-name="P18">Team Leader</text:p>
            </text:list-item>
            <text:list-item>
              <text:p text:style-name="P18">Final proofreading of documentation</text:p>
            </text:list-item>
            <text:list-item>
              <text:p text:style-name="P18">Submission of deliverables</text:p>
            </text:list-item>
            <text:list-item>
              <text:p text:style-name="P18">Develop front-end</text:p>
            </text:list-item>
            <text:list-item>
              <text:p text:style-name="P18">Creation of fake staff/companies</text:p>
            </text:list-item>
          </text:list>
        </text:list-item>
        <text:list-item>
          <text:p text:style-name="P18">Roqeeb</text:p>
          <text:list>
            <text:list-item>
              <text:p text:style-name="P18">Final Review of Design</text:p>
            </text:list-item>
            <text:list-item>
              <text:p text:style-name="P18">Develop front-end</text:p>
            </text:list-item>
            <text:list-item>
              <text:p text:style-name="P18">Obtaining images, data, creation of fake artists</text:p>
            </text:list-item>
          </text:list>
        </text:list-item>
        <text:list-item>
          <text:p text:style-name="P18">William</text:p>
          <text:list>
            <text:list-item>
              <text:p text:style-name="P18">Reviewing code</text:p>
            </text:list-item>
            <text:list-item>
              <text:p text:style-name="P18">Develop front-end</text:p>
            </text:list-item>
            <text:list-item>
              <text:p text:style-name="P18">Back-end development</text:p>
            </text:list-item>
          </text:list>
        </text:list-item>
      </text:list>
      <text:p text:style-name="P2"><text:span text:style-name="T1"/></text:p>
      <text:p text:style-name="P4">Rough Timeline</text:p>
      <text:list text:style-name="L5">
        <text:list-item>
          <text:p text:style-name="P14">Mid-June: Nav bar and links working. Wireframe and design completed</text:p>
        </text:list-item>
        <text:list-item>
          <text:p text:style-name="P14">Late-June: About Us, Full Artists, Associated Companies pages completed</text:p>
        </text:list-item>
        <text:list-item>
          <text:p text:style-name="P14">Mid-July: Contact Us, F.A.Q., featured artists pages completed</text:p>
        </text:list-item>
        <text:list-item>
          <text:p text:style-name="P14">Late-July: Home pages completed</text:p>
        </text:list-item>
        <text:list-item>
          <text:p text:style-name="P14">Early August: Full product completed</text:p>
        </text:list-item>
        <text:list-item>
          <text:p text:style-name="P14">August 15: Deliver Website and Presenta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8f4b" officeooo:paragraph-rsid="00168f4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am Emerald | 30/May/2024<text:tab/><text:tab/><text:bookmark-start text:name="PageNumWizard_HEADER_Default Page Style1"/><text:page-number text:select-page="current">2</text:page-number><text:bookmark-end text:name="PageNumWizard_HEADER_Default Page Style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14:43.435330766</meta:creation-date>
    <dc:date>2024-05-30T18:17:37.858490631</dc:date>
    <meta:editing-duration>PT7M48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2" meta:paragraph-count="70" meta:word-count="330" meta:character-count="1915" meta:non-whitespace-character-count="1715"/>
  </office:meta>
</office:document-meta>
</file>